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Wrappe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Nam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Wrapper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Wrapper.RequestWrapper( Request request , String requestURI , String queryString , 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romIterato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umerationFromIterato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FromIterator.EnumerationFromIterator( Iterator 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Wrapper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setRequestURI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Wrappe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Wrapper.RequestWrapper( Request request , String requestURI , String queryString , Environment env , boolean raw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